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2in" svg:height="3.5453in" svg:x="3.7134in" svg:y="0.0843in">
            <draw:object draw:notify-on-update-of-ranges="Sheet1.A2:Sheet1.A14 Sheet1.D1:Sheet1.D1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53in" svg:x="7.676in" svg:y="4.1201in">
            <draw:object draw:notify-on-update-of-ranges="Sheet1.F25:Sheet1.F34 Sheet1.H24:Sheet1.H24 Sheet1.H25:Sheet1.H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28in" svg:height="3.5449in" svg:x="1.2449in" svg:y="6.4106in">
            <draw:object draw:notify-on-update-of-ranges="Sheet1.A25:Sheet1.A34 Sheet1.D24:Sheet1.D24 Sheet1.D25:Sheet1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 (Hz)</text:p>
          </table:table-cell>
          <table:table-cell table:style-name="ce1" office:value-type="string" calcext:value-type="string">
            <text:p>Input A (V)</text:p>
          </table:table-cell>
          <table:table-cell table:style-name="ce1" office:value-type="string" calcext:value-type="string">
            <text:p>Output A (V)</text:p>
          </table:table-cell>
          <table:table-cell table:style-name="ce1" office:value-type="string" calcext:value-type="string">
            <text:p>Gain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.16" calcext:value-type="float">
            <text:p>2.16</text:p>
          </table:table-cell>
          <table:table-cell table:formula="of:=[.C2]/[.B2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2.16" calcext:value-type="float">
            <text:p>2.16</text:p>
          </table:table-cell>
          <table:table-cell table:formula="of:=[.C3]/[.B3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office:value-type="float" office:value="2.16" calcext:value-type="float">
            <text:p>2.16</text:p>
          </table:table-cell>
          <table:table-cell table:formula="of:=[.C4]/[.B4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table:style-name="ce2" office:value-type="float" office:value="10000" calcext:value-type="float">
            <text:p>1.00E+04</text:p>
          </table:table-cell>
          <table:table-cell office:value-type="float" office:value="0.1" calcext:value-type="float">
            <text:p>0.1</text:p>
          </table:table-cell>
          <table:table-cell office:value-type="float" office:value="2.16" calcext:value-type="float">
            <text:p>2.16</text:p>
          </table:table-cell>
          <table:table-cell table:formula="of:=[.C5]/[.B5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table:style-name="ce2" office:value-type="float" office:value="20000" calcext:value-type="float">
            <text:p>2.00E+04</text:p>
          </table:table-cell>
          <table:table-cell office:value-type="float" office:value="0.1" calcext:value-type="float">
            <text:p>0.1</text:p>
          </table:table-cell>
          <table:table-cell office:value-type="float" office:value="2.06" calcext:value-type="float">
            <text:p>2.06</text:p>
          </table:table-cell>
          <table:table-cell table:formula="of:=[.C6]/[.B6]" office:value-type="float" office:value="20.6" calcext:value-type="float">
            <text:p>20.6</text:p>
          </table:table-cell>
          <table:table-cell table:number-columns-repeated="7"/>
        </table:table-row>
        <table:table-row table:style-name="ro1">
          <table:table-cell table:style-name="ce2" office:value-type="float" office:value="30000" calcext:value-type="float">
            <text:p>3.00E+04</text:p>
          </table:table-cell>
          <table:table-cell office:value-type="float" office:value="0.1" calcext:value-type="float">
            <text:p>0.1</text:p>
          </table:table-cell>
          <table:table-cell office:value-type="float" office:value="1.94" calcext:value-type="float">
            <text:p>1.94</text:p>
          </table:table-cell>
          <table:table-cell table:formula="of:=[.C7]/[.B7]" office:value-type="float" office:value="19.4" calcext:value-type="float">
            <text:p>19.4</text:p>
          </table:table-cell>
          <table:table-cell table:number-columns-repeated="7"/>
        </table:table-row>
        <table:table-row table:style-name="ro1">
          <table:table-cell table:style-name="ce2" office:value-type="float" office:value="40000" calcext:value-type="float">
            <text:p>4.00E+04</text:p>
          </table:table-cell>
          <table:table-cell office:value-type="float" office:value="0.1" calcext:value-type="float">
            <text:p>0.1</text:p>
          </table:table-cell>
          <table:table-cell office:value-type="float" office:value="1.88" calcext:value-type="float">
            <text:p>1.88</text:p>
          </table:table-cell>
          <table:table-cell table:formula="of:=[.C8]/[.B8]" office:value-type="float" office:value="18.8" calcext:value-type="float">
            <text:p>18.8</text:p>
          </table:table-cell>
          <table:table-cell table:number-columns-repeated="7"/>
        </table:table-row>
        <table:table-row table:style-name="ro1">
          <table:table-cell table:style-name="ce2" office:value-type="float" office:value="50000" calcext:value-type="float">
            <text:p>5.00E+04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table:formula="of:=[.C9]/[.B9]"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table:style-name="ce2" office:value-type="float" office:value="60000" calcext:value-type="float">
            <text:p>6.00E+04</text:p>
          </table:table-cell>
          <table:table-cell office:value-type="float" office:value="0.1" calcext:value-type="float">
            <text:p>0.1</text:p>
          </table:table-cell>
          <table:table-cell office:value-type="float" office:value="2.22" calcext:value-type="float">
            <text:p>2.22</text:p>
          </table:table-cell>
          <table:table-cell table:formula="of:=[.C10]/[.B10]" office:value-type="float" office:value="22.2" calcext:value-type="float">
            <text:p>22.2</text:p>
          </table:table-cell>
          <table:table-cell table:number-columns-repeated="7"/>
        </table:table-row>
        <table:table-row table:style-name="ro1">
          <table:table-cell table:style-name="ce2" office:value-type="float" office:value="70000" calcext:value-type="float">
            <text:p>7.00E+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C11]/[.B11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2" office:value-type="float" office:value="80000" calcext:value-type="float">
            <text:p>8.00E+04</text:p>
          </table:table-cell>
          <table:table-cell office:value-type="float" office:value="0.1" calcext:value-type="float">
            <text:p>0.1</text:p>
          </table:table-cell>
          <table:table-cell office:value-type="float" office:value="2.67" calcext:value-type="float">
            <text:p>2.67</text:p>
          </table:table-cell>
          <table:table-cell table:formula="of:=[.C12]/[.B12]" office:value-type="float" office:value="26.7" calcext:value-type="float">
            <text:p>26.7</text:p>
          </table:table-cell>
          <table:table-cell table:number-columns-repeated="7"/>
        </table:table-row>
        <table:table-row table:style-name="ro1">
          <table:table-cell table:style-name="ce2" office:value-type="float" office:value="90000" calcext:value-type="float">
            <text:p>9.00E+04</text:p>
          </table:table-cell>
          <table:table-cell office:value-type="float" office:value="0.1" calcext:value-type="float">
            <text:p>0.1</text:p>
          </table:table-cell>
          <table:table-cell office:value-type="float" office:value="2.44" calcext:value-type="float">
            <text:p>2.44</text:p>
          </table:table-cell>
          <table:table-cell table:formula="of:=[.C13]/[.B13]" office:value-type="float" office:value="24.4" calcext:value-type="float">
            <text:p>24.4</text:p>
          </table:table-cell>
          <table:table-cell table:number-columns-repeated="7"/>
        </table:table-row>
        <table:table-row table:style-name="ro1">
          <table:table-cell table:style-name="ce2" office:value-type="float" office:value="100000" calcext:value-type="float">
            <text:p>1.00E+05</text:p>
          </table:table-cell>
          <table:table-cell office:value-type="float" office:value="0.1" calcext:value-type="float">
            <text:p>0.1</text:p>
          </table:table-cell>
          <table:table-cell office:value-type="float" office:value="2.22" calcext:value-type="float">
            <text:p>2.22</text:p>
          </table:table-cell>
          <table:table-cell table:formula="of:=[.C14]/[.B14]" office:value-type="float" office:value="22.2" calcext:value-type="float">
            <text:p>22.2</text:p>
          </table:table-cell>
          <table:table-cell table:number-columns-repeated="7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f = 10 kHz</text:p>
          </table:table-cell>
          <table:table-cell table:style-name="ce1" office:value-type="string" calcext:value-type="string">
            <text:p>Attenuator test</text:p>
          </table:table-cell>
          <table:table-cell table:number-columns-repeated="2"/>
          <table:table-cell table:style-name="ce1" office:value-type="string" calcext:value-type="string">
            <text:p>Gain te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tenuation setting</text:p>
          </table:table-cell>
          <table:table-cell table:style-name="ce1" office:value-type="string" calcext:value-type="string">
            <text:p>Input A (V)</text:p>
          </table:table-cell>
          <table:table-cell table:style-name="ce1" office:value-type="string" calcext:value-type="string">
            <text:p>Output A (V)</text:p>
          </table:table-cell>
          <table:table-cell table:style-name="ce1" office:value-type="string" calcext:value-type="string">
            <text:p>Attenuation</text:p>
          </table:table-cell>
          <table:table-cell table:style-name="ce1" office:value-type="string" calcext:value-type="string">
            <text:p>Input A (V)</text:p>
          </table:table-cell>
          <table:table-cell table:style-name="ce1" office:value-type="string" calcext:value-type="string">
            <text:p>Attenuated input A (V)</text:p>
          </table:table-cell>
          <table:table-cell table:style-name="ce1" office:value-type="string" calcext:value-type="string">
            <text:p>Output A (V)</text:p>
          </table:table-cell>
          <table:table-cell table:style-name="ce1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formula="of:=[.C25]/[.B25]" office:value-type="float" office:value="1.01" calcext:value-type="float">
            <text:p>1.01</text:p>
          </table:table-cell>
          <table:table-cell office:value-type="float" office:value="0.1" calcext:value-type="float">
            <text:p>0.1</text:p>
          </table:table-cell>
          <table:table-cell table:formula="of:=[.E25]*[.D25]" office:value-type="float" office:value="0.101" calcext:value-type="float">
            <text:p>0.101</text:p>
          </table:table-cell>
          <table:table-cell office:value-type="float" office:value="2.14" calcext:value-type="float">
            <text:p>2.14</text:p>
          </table:table-cell>
          <table:table-cell table:formula="of:=[.G25]/[.F25]" office:value-type="float" office:value="21.1881188118812" calcext:value-type="float">
            <text:p>21.188118811881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[.C26]/[.B26]"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table:formula="of:=[.E26]*[.D26]" office:value-type="float" office:value="0.088" calcext:value-type="float">
            <text:p>0.088</text:p>
          </table:table-cell>
          <table:table-cell office:value-type="float" office:value="1.88" calcext:value-type="float">
            <text:p>1.88</text:p>
          </table:table-cell>
          <table:table-cell table:formula="of:=[.G26]/[.F26]" office:value-type="float" office:value="21.3636363636364" calcext:value-type="float">
            <text:p>21.36363636363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table:formula="of:=[.C27]/[.B27]"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table:formula="of:=[.E27]*[.D27]" office:value-type="float" office:value="0.072" calcext:value-type="float">
            <text:p>0.072</text:p>
          </table:table-cell>
          <table:table-cell office:value-type="float" office:value="1.56" calcext:value-type="float">
            <text:p>1.56</text:p>
          </table:table-cell>
          <table:table-cell table:formula="of:=[.G27]/[.F27]" office:value-type="float" office:value="21.6666666666667" calcext:value-type="float">
            <text:p>21.66666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88" calcext:value-type="float">
            <text:p>0.688</text:p>
          </table:table-cell>
          <table:table-cell table:formula="of:=[.C28]/[.B28]" office:value-type="float" office:value="0.688" calcext:value-type="float">
            <text:p>0.688</text:p>
          </table:table-cell>
          <table:table-cell office:value-type="float" office:value="0.1" calcext:value-type="float">
            <text:p>0.1</text:p>
          </table:table-cell>
          <table:table-cell table:formula="of:=[.E28]*[.D28]" office:value-type="float" office:value="0.0688" calcext:value-type="float">
            <text:p>0.0688</text:p>
          </table:table-cell>
          <table:table-cell office:value-type="float" office:value="1.44" calcext:value-type="float">
            <text:p>1.44</text:p>
          </table:table-cell>
          <table:table-cell table:formula="of:=[.G28]/[.F28]" office:value-type="float" office:value="20.9302325581395" calcext:value-type="float">
            <text:p>20.93023255813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C29]/[.B29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formula="of:=[.E29]*[.D29]" office:value-type="float" office:value="0.06" calcext:value-type="float">
            <text:p>0.06</text:p>
          </table:table-cell>
          <table:table-cell office:value-type="float" office:value="1.3" calcext:value-type="float">
            <text:p>1.3</text:p>
          </table:table-cell>
          <table:table-cell table:formula="of:=[.G29]/[.F29]" office:value-type="float" office:value="21.6666666666667" calcext:value-type="float">
            <text:p>21.6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  <table:table-cell table:formula="of:=[.C30]/[.B30]" office:value-type="float" office:value="0.504" calcext:value-type="float">
            <text:p>0.504</text:p>
          </table:table-cell>
          <table:table-cell office:value-type="float" office:value="0.1" calcext:value-type="float">
            <text:p>0.1</text:p>
          </table:table-cell>
          <table:table-cell table:formula="of:=[.E30]*[.D30]" office:value-type="float" office:value="0.0504" calcext:value-type="float">
            <text:p>0.0504</text:p>
          </table:table-cell>
          <table:table-cell office:value-type="float" office:value="1.08" calcext:value-type="float">
            <text:p>1.08</text:p>
          </table:table-cell>
          <table:table-cell table:formula="of:=[.G30]/[.F30]" office:value-type="float" office:value="21.4285714285714" calcext:value-type="float">
            <text:p>21.42857142857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C31]/[.B31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formula="of:=[.E31]*[.D31]" office:value-type="float" office:value="0.04" calcext:value-type="float">
            <text:p>0.04</text:p>
          </table:table-cell>
          <table:table-cell office:value-type="float" office:value="0.86" calcext:value-type="float">
            <text:p>0.86</text:p>
          </table:table-cell>
          <table:table-cell table:formula="of:=[.G31]/[.F31]"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table:formula="of:=[.C32]/[.B32]" office:value-type="float" office:value="0.296" calcext:value-type="float">
            <text:p>0.296</text:p>
          </table:table-cell>
          <table:table-cell office:value-type="float" office:value="0.1" calcext:value-type="float">
            <text:p>0.1</text:p>
          </table:table-cell>
          <table:table-cell table:formula="of:=[.E32]*[.D32]" office:value-type="float" office:value="0.0296" calcext:value-type="float">
            <text:p>0.0296</text:p>
          </table:table-cell>
          <table:table-cell office:value-type="float" office:value="0.67" calcext:value-type="float">
            <text:p>0.67</text:p>
          </table:table-cell>
          <table:table-cell table:formula="of:=[.G32]/[.F32]" office:value-type="float" office:value="22.6351351351351" calcext:value-type="float">
            <text:p>22.63513513513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table:formula="of:=[.C33]/[.B33]" office:value-type="float" office:value="0.176" calcext:value-type="float">
            <text:p>0.176</text:p>
          </table:table-cell>
          <table:table-cell office:value-type="float" office:value="0.1" calcext:value-type="float">
            <text:p>0.1</text:p>
          </table:table-cell>
          <table:table-cell table:formula="of:=[.E33]*[.D33]" office:value-type="float" office:value="0.0176" calcext:value-type="float">
            <text:p>0.0176</text:p>
          </table:table-cell>
          <table:table-cell office:value-type="float" office:value="0.38" calcext:value-type="float">
            <text:p>0.38</text:p>
          </table:table-cell>
          <table:table-cell table:formula="of:=[.G33]/[.F33]" office:value-type="float" office:value="21.5909090909091" calcext:value-type="float">
            <text:p>21.590909090909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table:formula="of:=[.C34]/[.B34]"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table:formula="of:=[.E34]*[.D34]" office:value-type="float" office:value="0.0104" calcext:value-type="float">
            <text:p>0.0104</text:p>
          </table:table-cell>
          <table:table-cell office:value-type="float" office:value="0.22" calcext:value-type="float">
            <text:p>0.22</text:p>
          </table:table-cell>
          <table:table-cell table:formula="of:=[.G34]/[.F34]" office:value-type="float" office:value="21.1538461538462" calcext:value-type="float">
            <text:p>21.15384615384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E35]*[.D35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Max output voltage seems to be around 3.7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0:18:14.105753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2.2$Linux_X86_64 LibreOffice_project/00$Build-2</meta:generator>
    <dc:date>2020-11-09T11:52:37.715933306</dc:date>
    <meta:editing-duration>PT2H43S</meta:editing-duration>
    <meta:editing-cycles>72</meta:editing-cycles>
    <meta:document-statistic meta:table-count="1" meta:cell-count="15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4.473cm" svg:y="4.195cm" style:legend-expansion="high" chart:style-name="ch2"/>
        <chart:plot-area chart:style-name="ch3" table:cell-range-address="Sheet1.A2:Sheet1.A14 Sheet1.D1:Sheet1.D14" chart:data-source-has-labels="row" svg:x="1.324cm" svg:y="0.18cm" svg:width="12.829cm" svg:height="7.672cm">
          <chart:coordinate-region svg:x="1.99cm" svg:y="0.388cm" svg:width="11.539cm" svg:height="6.799cm"/>
          <chart:axis chart:dimension="x" chart:name="primary-x" chart:style-name="ch4">
            <chart:title svg:x="6.592cm" svg:y="8.033cm" chart:style-name="ch5">
              <text:p>Frequency (Hz)</text:p>
            </chart:title>
          </chart:axis>
          <chart:axis chart:dimension="y" chart:name="primary-y" chart:style-name="ch6">
            <chart:title svg:x="0.451cm" svg:y="4.41cm" chart:style-name="ch7">
              <text:p>Gain</text:p>
            </chart:title>
            <chart:grid chart:style-name="ch8" chart:class="major"/>
          </chart:axis>
          <chart:series chart:style-name="ch9" chart:values-cell-range-address="Sheet1.D2:Sheet1.D14" chart:label-cell-address="Sheet1.D1:Sheet1.D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4</svg:desc>
                </draw:g>
              </table:table-cell>
              <table:table-cell office:value-type="float" office:value="21.6">
                <text:p>21.6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">
                <text:p>6000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">
                <text:p>7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">
                <text:p>8000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">
                <text:p>9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2.2">
                <text:p>2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4.477cm" svg:y="4.195cm" style:legend-expansion="high" chart:style-name="ch2"/>
        <chart:plot-area chart:style-name="ch3" table:cell-range-address="Sheet1.F25:Sheet1.F34 Sheet1.H24:Sheet1.H34" chart:data-source-has-labels="row" svg:x="1.324cm" svg:y="0.18cm" svg:width="12.833cm" svg:height="7.672cm">
          <chart:coordinate-region svg:x="2.301cm" svg:y="0.388cm" svg:width="11.491cm" svg:height="6.799cm"/>
          <chart:axis chart:dimension="x" chart:name="primary-x" chart:style-name="ch4">
            <chart:title svg:x="5.544cm" svg:y="8.033cm" chart:style-name="ch5">
              <text:p>Attenuated input amplitude (V)</text:p>
            </chart:title>
          </chart:axis>
          <chart:axis chart:dimension="y" chart:name="primary-y" chart:style-name="ch6">
            <chart:title svg:x="0.451cm" svg:y="4.41cm" chart:style-name="ch7">
              <text:p>Gain</text:p>
            </chart:title>
            <chart:grid chart:style-name="ch8" chart:class="major"/>
          </chart:axis>
          <chart:series chart:style-name="ch9" chart:values-cell-range-address="Sheet1.H25:Sheet1.H34" chart:label-cell-address="Sheet1.H24:Sheet1.H24" chart:class="chart:scatter">
            <chart:domain table:cell-range-address="Sheet1.F25:Sheet1.F3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Gain</text:p>
                <draw:g>
                  <svg:desc>Sheet1.H24:Sheet1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1">
                <text:p>0.101</text:p>
                <draw:g>
                  <svg:desc>Sheet1.F25:Sheet1.F34</svg:desc>
                </draw:g>
              </table:table-cell>
              <table:table-cell office:value-type="float" office:value="21.1881188118812">
                <text:p>21.1881188118812</text:p>
                <draw:g>
                  <svg:desc>Sheet1.H25:Sheet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">
                <text:p>0.088</text:p>
              </table:table-cell>
              <table:table-cell office:value-type="float" office:value="21.3636363636364">
                <text:p>21.36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">
                <text:p>0.072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8">
                <text:p>0.0688</text:p>
              </table:table-cell>
              <table:table-cell office:value-type="float" office:value="20.9302325581395">
                <text:p>20.930232558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4">
                <text:p>0.0504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6">
                <text:p>0.0296</text:p>
              </table:table-cell>
              <table:table-cell office:value-type="float" office:value="22.6351351351351">
                <text:p>22.6351351351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">
                <text:p>0.0176</text:p>
              </table:table-cell>
              <table:table-cell office:value-type="float" office:value="21.5909090909091">
                <text:p>21.5909090909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4">
                <text:p>0.0104</text:p>
              </table:table-cell>
              <table:table-cell office:value-type="float" office:value="21.1538461538462">
                <text:p>21.1538461538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legend chart:legend-position="end" svg:x="13.389cm" svg:y="4.194cm" style:legend-expansion="high" chart:style-name="ch2"/>
        <chart:plot-area chart:style-name="ch3" table:cell-range-address="Sheet1.A25:Sheet1.A34 Sheet1.D24:Sheet1.D34" chart:data-source-has-labels="row" svg:x="1.324cm" svg:y="0.18cm" svg:width="11.745cm" svg:height="7.671cm">
          <chart:coordinate-region svg:x="2.093cm" svg:y="0.389cm" svg:width="10.767cm" svg:height="6.797cm"/>
          <chart:axis chart:dimension="x" chart:name="primary-x" chart:style-name="ch4">
            <chart:title svg:x="5.908cm" svg:y="8.032cm" chart:style-name="ch5">
              <text:p>Attenuator setting</text:p>
            </chart:title>
          </chart:axis>
          <chart:axis chart:dimension="y" chart:name="primary-y" chart:style-name="ch6">
            <chart:title svg:x="0.451cm" svg:y="4.876cm" chart:style-name="ch7">
              <text:p>Attenuation</text:p>
            </chart:title>
            <chart:grid chart:style-name="ch8" chart:class="major"/>
          </chart:axis>
          <chart:series chart:style-name="ch9" chart:values-cell-range-address="Sheet1.D25:Sheet1.D34" chart:label-cell-address="Sheet1.D24:Sheet1.D24" chart:class="chart:scatter">
            <chart:domain table:cell-range-address="Sheet1.A25:Sheet1.A3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tenuation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5:Sheet1.A34</svg:desc>
                </draw:g>
              </table:table-cell>
              <table:table-cell office:value-type="float" office:value="1.01">
                <text:p>1.01</text:p>
                <draw:g>
                  <svg:desc>Sheet1.D25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04">
                <text:p>0.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